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alibri1" svg:font-family="Calibri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" style:family="paragraph" style:parent-style-name="Text_20_body">
      <style:paragraph-properties fo:margin-top="0cm" fo:margin-bottom="0.353cm" loext:contextual-spacing="false" fo:line-height="115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loext:contextual-spacing="false" fo:padding="0.049cm" fo:border="0.06pt solid #d9d9e3"/>
      <style:text-properties style:font-name="Arial1" fo:font-size="12pt" style:font-size-asian="12pt" style:font-size-complex="12pt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  <style:text-properties style:font-name="Arial1" fo:font-size="12pt" style:font-size-asian="12pt" style:font-size-complex="12pt"/>
    </style:style>
    <style:style style:name="P6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Arial1" fo:font-size="12pt" fo:font-weight="normal" fo:background-color="transparent" style:font-name-asian="Arial" style:font-size-asian="12pt" style:font-name-complex="Arial" style:font-size-complex="12pt"/>
    </style:style>
    <style:style style:name="P7" style:family="paragraph" style:parent-style-name="Text_20_body">
      <style:paragraph-properties fo:padding="0.049cm" fo:border="0.06pt solid #d9d9e3"/>
    </style:style>
    <style:style style:name="P8" style:family="paragraph" style:parent-style-name="Text_20_body">
      <style:paragraph-properties fo:padding="0.049cm" fo:border="0.06pt solid #d9d9e3"/>
      <style:text-properties style:font-name="Arial1"/>
    </style:style>
    <style:style style:name="P9" style:family="paragraph" style:parent-style-name="Text_20_body">
      <style:paragraph-properties fo:margin-top="0cm" fo:margin-bottom="0cm" loext:contextual-spacing="false" fo:padding="0.049cm" fo:border="0.06pt solid #d9d9e3"/>
      <style:text-properties style:font-name="Arial1"/>
    </style:style>
    <style:style style:name="P10" style:family="paragraph" style:parent-style-name="Text_20_body">
      <style:paragraph-properties fo:margin-top="0cm" fo:margin-bottom="0cm" loext:contextual-spacing="false" fo:padding="0.049cm" fo:border="0.06pt solid #d9d9e3"/>
      <style:text-properties style:font-name="Arial1" officeooo:paragraph-rsid="001916ba"/>
    </style:style>
    <style:style style:name="P11" style:family="paragraph" style:parent-style-name="Text_20_body">
      <style:paragraph-properties fo:margin-top="0cm" fo:margin-bottom="0.353cm" loext:contextual-spacing="false" fo:line-height="115%" fo:text-align="center" style:justify-single-word="false"/>
      <style:text-properties style:use-window-font-color="true" style:font-name="Arial1" fo:font-size="12pt" fo:font-weight="normal" fo:background-color="transparent" style:font-name-asian="Arial" style:font-size-asian="12pt" style:font-name-complex="Arial" style:font-size-complex="12pt"/>
    </style:style>
    <style:style style:name="T1" style:family="text">
      <style:text-properties loext:padding="0.049cm" loext:border="0.06pt solid #d9d9e3"/>
    </style:style>
    <style:style style:name="T2" style:family="text">
      <style:text-properties style:font-name="Arial1" style:font-size-asian="12pt" style:font-size-complex="12pt" loext:padding="0.049cm" loext:border="0.06pt solid #d9d9e3"/>
    </style:style>
    <style:style style:name="T3" style:family="text">
      <style:text-properties style:font-name="Arial1" officeooo:rsid="0018b0f8" style:font-size-asian="12pt" style:font-size-complex="12pt" loext:padding="0.049cm" loext:border="0.06pt solid #d9d9e3"/>
    </style:style>
    <style:style style:name="T4" style:family="text">
      <style:text-properties style:font-name="Arial1" fo:font-size="12pt" style:font-size-asian="12pt" style:font-size-complex="12pt" loext:padding="0.049cm" loext:border="0.06pt solid #d9d9e3"/>
    </style:style>
    <style:style style:name="T5" style:family="text">
      <style:text-properties style:font-name="Arial1" fo:font-size="12pt" officeooo:rsid="0018b0f8" style:font-size-asian="12pt" style:font-size-complex="12pt" loext:padding="0.049cm" loext:border="0.06pt solid #d9d9e3"/>
    </style:style>
    <style:style style:name="T6" style:family="text">
      <style:text-properties style:font-name="Arial1" loext:padding="0.049cm" loext:border="0.06pt solid #d9d9e3"/>
    </style:style>
    <style:style style:name="T7" style:family="text">
      <style:text-properties style:font-name="Arial1" fo:font-size="14pt" style:font-size-asian="14pt" style:font-size-complex="14pt" loext:padding="0.049cm" loext:border="0.06pt solid #d9d9e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Strong_20_Emphasis"><text:span text:style-name="T6"><text:line-break/></text:span></text:span><text:span text:style-name="Strong_20_Emphasis"><text:span text:style-name="T7">Descrição do Sistema: Sistema de Gerenciamento de Livros</text:span></text:span></text:p>
      <text:p text:style-name="P8">O Sistema de Gerenciamento de Livros é uma aplicação desktop com interface gráfica, desenvolvida utilizando classes do pacote javax.swing. O objetivo principal do sistema é permitir que usuários administradores e comuns cadastrem e visualizem livros, com funcionalidades específicas para cada tipo de usuário.</text:p>
      <text:p text:style-name="P4"><text:span text:style-name="Strong_20_Emphasis"><text:span text:style-name="T6">Características Principais:</text:span></text:span></text:p>
      <text:p text:style-name="P4"><text:span text:style-name="Strong_20_Emphasis"><text:span text:style-name="T6">Interface Gráfica:</text:span></text:span></text:p>
      <text:p text:style-name="P9">A interface gráfica é intuitiva e amigável, proporcionando uma experiência de usuário agradável.</text:p>
      <text:p text:style-name="P9">Desenvolvida usando classes do pacote javax.swing para garantir uma interface desktop eficiente.</text:p>
      <text:p text:style-name="P9"/>
      <text:p text:style-name="P4"><text:span text:style-name="Strong_20_Emphasis"><text:span text:style-name="T6">Banco de Dados:</text:span></text:span></text:p>
      <text:p text:style-name="P9">Utiliza um banco de dados gerenciado pelo MySQL ou pelo PostgreSQL para armazenar informações sobre usuários, livros e preferências.</text:p>
      <text:p text:style-name="P9"/>
      <text:p text:style-name="P4"><text:span text:style-name="Strong_20_Emphasis"><text:span text:style-name="T6">Controle de Acesso:</text:span></text:span></text:p>
      <text:p text:style-name="P9">O sistema implementa um controle de acesso rigoroso, exigindo autenticação para todas as funcionalidades.</text:p>
      <text:p text:style-name="P10">Apenas usuários autenticados têm permissão para acessar e utilizar as funcionalidades do sistema</text:p>
      <text:p text:style-name="P10">.</text:p>
      <text:p text:style-name="P4"><text:span text:style-name="Strong_20_Emphasis"><text:span text:style-name="T6">Tipos de Usuários:</text:span></text:span></text:p>
      <text:p text:style-name="P9">Existem dois tipos de usuários no sistema: administradores e comuns.</text:p>
      <text:p text:style-name="P9">Administradores têm privilégios adicionais, permitindo-lhes realizar operações de cadastro de usuários.</text:p>
      <text:p text:style-name="P9"/>
      <text:p text:style-name="P4"><text:span text:style-name="Strong_20_Emphasis"><text:span text:style-name="T6">Funcionalidades para Administradores:</text:span></text:span></text:p>
      <text:p text:style-name="P9">Administradores têm acesso exclusivo para cadastrar novos usuários.</text:p>
      <text:p text:style-name="P9">O cadastro de usuários inclui informações como nome, idade, sexo e até dois tipos de livros preferidos, previamente cadastrados (romance, ficção, técnico).</text:p>
      <text:p text:style-name="P9"/>
      <text:p text:style-name="P4"><text:span text:style-name="Strong_20_Emphasis"><text:span text:style-name="T6">Funcionalidades para Usuários Comuns:</text:span></text:span></text:p>
      <text:p text:style-name="P9">Usuários comuns podem cadastrar livros que tenham lido.</text:p>
      <text:p text:style-name="P9">Cada livro cadastrado deve conter informações mínimas, como título, autor e tipo.</text:p>
      <text:p text:style-name="P9">Os usuários associam uma nota de 0 a 10 a cada livro, indicando o nível de satisfação com a leitura.</text:p>
      <text:p text:style-name="P9"/>
      <text:p text:style-name="P9"/>
      <text:p text:style-name="P4"><text:soft-page-break/><text:span text:style-name="Strong_20_Emphasis"><text:span text:style-name="T6">Visualização de Livros por Usuários Comuns:</text:span></text:span></text:p>
      <text:p text:style-name="P9">Usuários comuns podem visualizar uma lista completa de livros cadastrados por todos os usuários do sistema.</text:p>
      <text:p text:style-name="P9">A lista é ordenada de acordo com a média das notas recebidas pelos livros.</text:p>
      <text:p text:style-name="P9">Em caso de empate na média das notas, os livros com mais avaliações aparecem primeiro.</text:p>
      <text:p text:style-name="P8">Se persistir o empate, o desempate é feito pelo título do livro.</text:p>
      <text:p text:style-name="P4"><text:span text:style-name="Strong_20_Emphasis"><text:span text:style-name="T6">Observações Adicionais:</text:span></text:span></text:p>
      <text:p text:style-name="P9">Um usuário administrador é previamente cadastrado na base de dados para iniciar o gerenciamento do sistema.</text:p>
      <text:p text:style-name="P8">A aplicação proporciona uma gestão eficaz das preferências de leitura dos usuários e fornece insights valiosos sobre os livros mais bem avaliados na comunidade de usuários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alibri1" svg:font-family="Calibri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26T17:44:29.796000000</dc:date>
    <meta:editing-duration>PT2M15S</meta:editing-duration>
    <meta:editing-cycles>2</meta:editing-cycles>
    <meta:generator>Trio_Office/6.2.8.2$Windows_x86 LibreOffice_project/</meta:generator>
    <meta:document-statistic meta:table-count="0" meta:image-count="0" meta:object-count="0" meta:page-count="2" meta:paragraph-count="30" meta:word-count="341" meta:character-count="2368" meta:non-whitespace-character-count="2056"/>
  </office:meta>
</office:document-meta>
</file>